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1.5346in"/>
    </style:style>
    <style:style style:name="co8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8965in" svg:height="5.8488in" svg:x="6.9748in" svg:y="5.3071in">
            <draw:object draw:notify-on-update-of-ranges="Sheet2.A21:Sheet2.A21 Sheet2.B21:Sheet2.Q21 Sheet2.A22:Sheet2.A22 Sheet2.B22:Sheet2.Q22 Sheet2.A23:Sheet2.A23 Sheet2.B23:Sheet2.Q23 Sheet2.A24:Sheet2.A24 Sheet2.B24:Sheet2.Q24 Sheet2.A25:Sheet2.A25 Sheet2.B25:Sheet2.Q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table:number-columns-repeated="43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table:number-columns-repeated="43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table:number-columns-repeated="43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table:number-columns-repeated="43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table:number-columns-repeated="4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number-columns-repeated="47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7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22:01:25.68055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05-27T22:06:00.699414949</dc:date>
    <meta:editing-duration>PT7H3M11S</meta:editing-duration>
    <meta:editing-cycles>23</meta:editing-cycles>
    <meta:generator>LibreOffice/7.1.3.2$Linux_X86_64 LibreOffice_project/10$Build-2</meta:generator>
    <meta:document-statistic meta:table-count="2" meta:cell-count="3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58cm" svg:height="14.857cm" xlink:href=".." xlink:type="simple" chart:class="chart:line" chart:style-name="ch1">
        <chart:title svg:x="9.417cm" svg:y="0.433cm" chart:style-name="ch2">
          <text:p>Linux</text:p>
        </chart:title>
        <chart:legend chart:legend-position="end" svg:x="15.883cm" svg:y="6.382cm" style:legend-expansion="high" chart:style-name="ch3"/>
        <chart:plot-area chart:style-name="ch4" table:cell-range-address="Sheet2.A21:Sheet2.Q25" chart:data-source-has-labels="both" svg:x="0.987cm" svg:y="1.643cm" svg:width="12.758cm" svg:height="11.488cm">
          <chart:coordinate-region svg:x="1.714cm" svg:y="1.643cm" svg:width="11.832cm" svg:height="8.275cm"/>
          <chart:axis chart:dimension="x" chart:name="primary-x" chart:style-name="ch5" chartooo:axis-type="auto">
            <chartooo:date-scale/>
            <chart:categories table:cell-range-address="Sheet2.B21:Sheet2.Q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Q22" chart:label-cell-address="Sheet2.A22:Sheet2.A22" chart:class="chart:line">
            <chart:data-point chart:repeated="16"/>
          </chart:series>
          <chart:series chart:style-name="ch9" chart:values-cell-range-address="Sheet2.B23:Sheet2.Q23" chart:label-cell-address="Sheet2.A23:Sheet2.A23" chart:class="chart:line">
            <chart:data-point chart:repeated="16"/>
          </chart:series>
          <chart:series chart:style-name="ch10" chart:values-cell-range-address="Sheet2.B24:Sheet2.Q24" chart:label-cell-address="Sheet2.A24:Sheet2.A24" chart:class="chart:line">
            <chart:data-point chart:repeated="16"/>
          </chart:series>
          <chart:series chart:style-name="ch11" chart:values-cell-range-address="Sheet2.B25:Sheet2.Q25" chart:label-cell-address="Sheet2.A25:Sheet2.A25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Q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Q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Q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Q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Q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